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ff48e" officeooo:paragraph-rsid="00224591"/>
    </style:style>
    <style:style style:name="P2" style:family="paragraph" style:parent-style-name="Standard">
      <style:text-properties fo:font-size="14pt" fo:font-weight="bold" officeooo:rsid="00265c4e" officeooo:paragraph-rsid="00265c4e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265c4e" officeooo:paragraph-rsid="00265c4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5pt" fo:font-weight="bold" officeooo:rsid="00238e3b" officeooo:paragraph-rsid="00238e3b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265c4e" officeooo:paragraph-rsid="00265c4e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3pt" fo:font-weight="normal" officeooo:rsid="00265c4e" officeooo:paragraph-rsid="00265c4e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265c4e" officeooo:paragraph-rsid="0026c29b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265c4e" officeooo:paragraph-rsid="0028860f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rsid="002aa3ba" officeooo:paragraph-rsid="002aa3ba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fo:font-weight="normal" officeooo:rsid="002c6c0d" officeooo:paragraph-rsid="002aa3ba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fo:font-weight="normal" officeooo:rsid="002c6c0d" officeooo:paragraph-rsid="002c6c0d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5pt" fo:font-weight="bold" officeooo:rsid="00238e3b" officeooo:paragraph-rsid="00238e3b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2e0d6b" officeooo:paragraph-rsid="002e0d6b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4pt" fo:font-weight="bold" officeooo:rsid="0001d01b" officeooo:paragraph-rsid="002e0d6b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officeooo:rsid="0001d01b" officeooo:paragraph-rsid="002e0d6b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21bb17" style:font-size-asian="13pt" style:font-size-complex="13pt"/>
    </style:style>
    <style:style style:name="T3" style:family="text">
      <style:text-properties fo:font-size="13pt" officeooo:rsid="00224591" style:font-size-asian="13pt" style:font-size-complex="13pt"/>
    </style:style>
    <style:style style:name="T4" style:family="text">
      <style:text-properties fo:font-size="13pt" officeooo:rsid="00251ade" style:font-size-asian="13pt" style:font-size-complex="13pt"/>
    </style:style>
    <style:style style:name="T5" style:family="text">
      <style:text-properties fo:font-size="13pt" officeooo:rsid="002ce008" style:font-size-asian="13pt" style:font-size-complex="13pt"/>
    </style:style>
    <style:style style:name="T6" style:family="text">
      <style:text-properties fo:font-size="13pt" officeooo:rsid="000d948a" style:font-size-asian="13pt" style:font-size-complex="13pt"/>
    </style:style>
    <style:style style:name="T7" style:family="text">
      <style:text-properties fo:font-size="13pt" fo:font-weight="normal" officeooo:rsid="000d948a" style:font-size-asian="13pt" style:font-weight-asian="normal" style:font-size-complex="13pt" style:font-weight-complex="normal"/>
    </style:style>
    <style:style style:name="T8" style:family="text">
      <style:text-properties officeooo:rsid="0026c29b"/>
    </style:style>
    <style:style style:name="T9" style:family="text">
      <style:text-properties officeooo:rsid="0028860f"/>
    </style:style>
    <style:style style:name="T10" style:family="text">
      <style:text-properties officeooo:rsid="0028aa16"/>
    </style:style>
    <style:style style:name="T11" style:family="text">
      <style:text-properties officeooo:rsid="002c0bb1"/>
    </style:style>
    <style:style style:name="T12" style:family="text">
      <style:text-properties officeooo:rsid="002c6c0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c6c0d" style:font-weight-asian="bold" style:font-weight-complex="bold"/>
    </style:style>
    <style:style style:name="T15" style:family="text">
      <style:text-properties officeooo:rsid="002ce008"/>
    </style:style>
    <style:style style:name="T16" style:family="text">
      <style:text-properties fo:color="#3465a4" loext:opacity="100%" fo:font-weight="bold" officeooo:rsid="002ce008" style:font-weight-asian="bold" style:font-weight-complex="bold"/>
    </style:style>
    <style:style style:name="T17" style:family="text">
      <style:text-properties fo:color="#ff8000" loext:opacity="100%"/>
    </style:style>
    <style:style style:name="T18" style:family="text">
      <style:text-properties fo:color="#ff8000" loext:opacity="100%" officeooo:rsid="002ce008"/>
    </style:style>
    <style:style style:name="T19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13">Tytuł: <text:span text:style-name="T19">Informacje o testowanej aplikacji oraz jej analiza pod kątem użyteczności</text:span></text:p>
      <text:p text:style-name="P15"><text:span text:style-name="T13">Autor:</text:span> Andrzej Wachnicki</text:p>
      <text:p text:style-name="P15"><text:span text:style-name="T13">Wersja dokumentu:</text:span> 1</text:p>
      <text:p text:style-name="P15"><text:span text:style-name="T13">Data:</text:span> 7.03.2022</text:p>
      <text:p text:style-name="P15"><text:span text:style-name="T13">Nazwa aplikacji:</text:span> Codifier - Cognitive Typology</text:p>
      <text:p text:style-name="P14">Link do aplikacji: <text:a xlink:type="simple" xlink:href="https://cognitivetype.com/codifier/" text:style-name="Internet_20_link" text:visited-style-name="Visited_20_Internet_20_Link"><text:span text:style-name="T5">https://cognitivetype.com/codifier/</text:span></text:a><text:span text:style-name="T5"> </text:span><text:span text:style-name="T7">(strona na której można założyć konto/zalogować się na istniejące konto: https://cognitivetype.com/)</text:span></text:p>
      <text:p text:style-name="P4"/>
      <text:p text:style-name="P4"/>
      <text:p text:style-name="P4"/>
      <text:p text:style-name="P4">Informacje o aplikacji</text:p>
      <text:p text:style-name="P1"/>
      <text:p text:style-name="P1"><text:span text:style-name="T1">Aplikacja została stworzona dla osób zainteresowanych systemem określania procesów kognitywnych przy pomocy analizy ekspresji niewerbalnej. Ma na celu skatagolowanie danych w </text:span><text:span text:style-name="T2">poszczególnych kategoriach i przeglądanie ich. Pozwala także na wygenerowanie raportu w oparciu <text:s/>o własne wideo i analizę własnych ekspresji, a następnie określenie ich intensywności. Raport można wyeksportować jako plik PDF lub CSV. Oprócz tego aplikacja zawiera bazę osób, których typ kognitywny został już określony, możliwe jest porównanie własnego wideo z </text:span><text:span text:style-name="T3">filmikiem osoby znajdującej się w bazie danych. Aplikację można także wykorzystać jako swoisty samouczek, ponieważ zawiera materiały wyjaśniające poszczególne aspekty systemu określania </text:span><text:span text:style-name="T1">procesów kognitywnych przy pomocy analizy ekspresji niewerbalnej. </text:span><text:span text:style-name="T4">Aby skorzystać z aplikacji należy założyć konto/zalogować się na stronie </text:span><text:a xlink:type="simple" xlink:href="https://cognitivetype.com/" text:style-name="Internet_20_link" text:visited-style-name="Visited_20_Internet_20_Link"><text:span text:style-name="T4">https://cognitivetype.com/</text:span></text:a><text:span text:style-name="T4">, </text:span><text:span text:style-name="T5">a następnie wpisać adres </text:span><text:a xlink:type="simple" xlink:href="https://cognitivetype.com/codifier/" text:style-name="Internet_20_link" text:visited-style-name="Visited_20_Internet_20_Link"><text:span text:style-name="T5">https://cognitivetype.com/codifier/</text:span></text:a><text:span text:style-name="T5"> w przeglądarce.</text:span></text:p>
      <text:p text:style-name="P1"/>
      <text:p text:style-name="P1"/>
      <text:p text:style-name="P5">Uwagi na temat użyteczności</text:p>
      <text:p text:style-name="P5"/>
      <text:p text:style-name="P6">* Dźwięk z filmiku przedstawiającego osobę z bazy danych jest odtwarzany w tle pomimo zamknięcia wideo</text:p>
      <text:p text:style-name="P7">* <text:span text:style-name="T8">Opis sygnału ekspresji przesłania listę sygnałów</text:span></text:p>
      <text:p text:style-name="P8">* <text:span text:style-name="T9">Ikona, która pozwala na wyświetlenie opisu sygnału nie mówi jasno, że pełni ową funkcję</text:span></text:p>
      <text:p text:style-name="P8">* <text:span text:style-name="T12">Brak samouczka, który wyjaśniałby działanie funkcji aplikacji</text:span></text:p>
      <text:p text:style-name="P8"/>
      <text:p text:style-name="P8"/>
      <text:p text:style-name="P8"><text:span text:style-name="T10">Analizując przedstawione defekty pod kątem użyteczności oprogramowania, można stwierdzić, że wymienione problemy wymuszają wykonywanie dodatkowych działań przez użytkownika, a zatem obniżają </text:span><text:span text:style-name="T11">łatwość obsługi aplikacji. </text:span><text:span text:style-name="T12">Brak instrukcji obsługi programu, jak i niejasna reprezentacja graficzna funkcjonalności (wspomniana wyżej ikona) wpływają także na obniżenie zrozumiałości oprogramowania.</text:span></text:p>
      <text:p text:style-name="P8"/>
      <text:p text:style-name="P8"/>
      <text:p text:style-name="P9">Według mnie <text:span text:style-name="T12">nie </text:span>wszystkie defekty kwalifikują się jako defekty użyteczności, <text:span text:style-name="T12">ostatni defekt , który mówi o braku samouczka aplikacji, można zakwalifikować jako propozycję </text:span><text:soft-page-break/><text:span text:style-name="T14">Rozszerzenia</text:span><text:span text:style-name="T12">. Reszta defektów kwalifikuje się jako błędy użyteczności.</text:span></text:p>
      <text:p text:style-name="P9"/>
      <text:p text:style-name="P10"/>
      <text:p text:style-name="P11">Dodatkowo w swojej pracy użyłem narzędzia <text:span text:style-name="T18">W</text:span><text:span text:style-name="T17">3</text:span><text:span text:style-name="T18">C</text:span><text:span text:style-name="T17"> </text:span><text:span text:style-name="T18">V</text:span><text:span text:style-name="T17">alidator</text:span>, <text:span text:style-name="T15">który pozwala sprawdzić stronę pod kątem jej zgodności ze standardami HTML lub XHTML. Wyniki ujawniły sporą ilość problemów z witryną. Pełny raport można znaleźć pod adresem </text:span><text:span text:style-name="T16">https://validator.w3.org/nu/?doc=https%3A%2F%2Fcognitivetype.com%2Fcodifier%2F</text:span><text:span text:style-name="T15"> </text:span></text:p>
      <text:p text:style-name="P2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H23M34S</meta:editing-duration>
    <meta:editing-cycles>11</meta:editing-cycles>
    <meta:generator>LibreOffice/7.3.0.3$Windows_X86_64 LibreOffice_project/0f246aa12d0eee4a0f7adcefbf7c878fc2238db3</meta:generator>
    <dc:date>2022-03-08T09:49:01.681000000</dc:date>
    <meta:document-statistic meta:table-count="0" meta:image-count="0" meta:object-count="0" meta:page-count="2" meta:paragraph-count="16" meta:word-count="320" meta:character-count="2597" meta:non-whitespace-character-count="2291"/>
    <meta:user-defined meta:name="Info 1"/>
    <meta:user-defined meta:name="Info 2"/>
    <meta:user-defined meta:name="Info 3"/>
    <meta:user-defined meta:name="Info 4"/>
  </office:meta>
</office:document-meta>
</file>